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5439775069840176760"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206201159224570601"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8659672704421040221"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235277176883145487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367876960949678430"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7431485319009413348"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143473701493798356"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6462316669249674769"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7249739" text:continue-list="list6143473701493798356"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880349291821554393"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273800"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269231"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7274262"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7243593"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261421"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404584082179005480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2220050677509290280"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706200037802147643"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252600"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269550634146358527"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841676440279016641"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3043144594788175" text:style-name="L15">
        <text:list-item>
          <text:list>
            <text:list-header>
              <text:p text:style-name="P183">1.5 miles averaging about 9:40/mile and rest 1 min</text:p>
            </text:list-header>
          </text:list>
        </text:list-item>
      </text:list>
      <text:p text:style-name="P24">1 mile in 8:26 and rest 2 min</text:p>
      <text:list xml:id="list3148893850967143919"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166674258585508735"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269679"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3100794224685952413"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93699500856984896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04191701618592178"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7251465" text:continue-list="list936995008569848961" text:style-name="L19">
        <text:list-item>
          <text:list>
            <text:list-header>
              <text:p text:style-name="P187">(Pace*HR)=1240</text:p>
            </text:list-header>
          </text:list>
        </text:list-item>
      </text:list>
      <text:list xml:id="list37243693" text:continue-list="list3100794224685952413" text:style-name="L18">
        <text:list-item>
          <text:list>
            <text:list-header>
              <text:p text:style-name="P186">2 miles at 10:46/mile Ave HR= 121 bpm and rest a few minutes</text:p>
            </text:list-header>
          </text:list>
        </text:list-item>
      </text:list>
      <text:list xml:id="list37262740" text:continue-list="list37251465"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7252247"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717564453009420955"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215149308605369356"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362272028164995668"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2178899445151559808"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975105254791663162"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870081344130731566"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7255284"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275754"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090082210388559016"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321083879960462684"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631112172367925717"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11375651345192608"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587717710000795951"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399219923113379794" text:style-name="L32">
        <text:list-item>
          <text:list>
            <text:list-header>
              <text:p text:style-name="P197">0.25 miles in 2:54</text:p>
              <text:p text:style-name="P197">1 mile in 9:21 going faster as I ran and ending at around 8:30 pace</text:p>
            </text:list-header>
          </text:list>
        </text:list-item>
      </text:list>
      <text:list xml:id="list2672003857004372523"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264810786106819821"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236498943753987775"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018659653401499208"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7440006292358482223"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386863714143018572"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text:soft-page-break/>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text:soft-page-break/>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082550093639971925"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oft-page-break/><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20T17:00:26.43</dc:date>
    <dc:creator>James Lombardi</dc:creator>
    <meta:editing-duration>P29DT1H55M</meta:editing-duration>
    <meta:editing-cycles>2159</meta:editing-cycles>
    <meta:generator>OpenOffice/4.1.2$Win32 OpenOffice.org_project/412m3$Build-9782</meta:generator>
    <meta:document-statistic meta:table-count="0" meta:image-count="9" meta:object-count="0" meta:page-count="213" meta:paragraph-count="6240" meta:word-count="67399" meta:character-count="345088"/>
  </office:meta>
</office:document-meta>
</file>